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svg:stroke-color="#808080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80808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11" style:family="graphic" style:parent-style-name="objectwithoutfill">
      <style:graphic-properties draw:stroke="none" draw:marker-start="Arrow" draw:marker-start-width="0.305cm" draw:marker-end="" draw:marker-end-width="0.3cm" draw:fill="solid" draw:fill-color="#000000" draw:textarea-horizontal-align="center" draw:textarea-vertical-align="middle" draw:shadow="hidden"/>
    </style:style>
    <style:style style:name="gr12" style:family="graphic" style:parent-style-name="objectwithoutfill">
      <style:graphic-properties draw:stroke="none" draw:marker-start="Arrow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draw:stroke-dash="Fine_20_Dashed_20__28_var_29_" svg:stroke-color="#808080" draw:fill="solid" draw:fill-color="#808080" draw:textarea-horizontal-align="center" draw:textarea-vertical-align="middle" draw:shadow="hidden"/>
    </style:style>
    <style:style style:name="gr14" style:family="graphic" style:parent-style-name="objectwithoutfill">
      <style:graphic-properties draw:stroke="none" draw:stroke-dash="Fine_20_Dashed_20__28_var_29_" svg:stroke-color="#808080" draw:marker-start="Arrow" draw:marker-start-width="0.305cm" draw:marker-end="Arrow" draw:marker-end-width="0.3cm" draw:fill="solid" draw:fill-color="#808080" draw:textarea-horizontal-align="center" draw:textarea-vertical-align="middle" draw:shadow="hidden"/>
    </style:style>
    <style:style style:name="gr15" style:family="graphic" style:parent-style-name="objectwithoutfill">
      <style:graphic-properties draw:stroke="none" draw:marker-start="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6" style:family="graphic" style:parent-style-name="standard">
      <style:graphic-properties draw:stroke="none" draw:stroke-dash="Fine_20_Dashed_20__28_var_29_" draw:fill="solid" draw:fill-color="#80808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81cm" svg:height="3.81cm" svg:x="10.049cm" svg:y="4.652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4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4cm" svg:x2="11.318cm" svg:y2="8.461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4cm">
            <text:p text:style-name="P1"><text:span text:style-name="T2">microSD</text:span></text:p>
          </draw:rect>
          <draw:line draw:style-name="gr4" draw:text-style-name="P4" draw:layer="layout" svg:x1="8.779cm" svg:y1="9.414cm" svg:x2="10.049cm" svg:y2="8.462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7cm" svg:x2="10.049cm" svg:y2="7.35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3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3cm">
            <text:p text:style-name="P1"><text:span text:style-name="T2">RJ45</text:span></text:p>
          </draw:rect>
          <draw:line draw:style-name="gr4" draw:text-style-name="P4" draw:layer="layout" svg:x1="3.381cm" svg:y1="7.985cm" svg:x2="5.604cm" svg:y2="7.985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7cm" svg:x2="10.049cm" svg:y2="5.287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4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69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5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39cm" svg:x2="5.127cm" svg:y2="5.604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5cm" svg:x2="5.127cm" svg:y2="4.652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59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4cm" svg:x2="10.049cm" svg:y2="4.652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4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6cm" svg:x2="16.24cm" svg:y2="4.016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1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2cm" svg:x2="14.017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2cm" svg:x2="12.431cm" svg:y2="2.746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7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cm" svg:x2="16.24cm" svg:y2="6.08cm">
            <text:p text:style-name="P1"><text:span text:style-name="T3">OC</text:span></text:p>
            <text:p text:style-name="P1"><text:span text:style-name="T3"/></text:p>
          </draw:line>
          <draw:rect draw:style-name="gr2" draw:text-style-name="P3" draw:layer="layout" svg:width="1.746cm" svg:height="1.746cm" svg:x="15.764cm" svg:y="1.001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2</text:span></text:p>
          </draw:rect>
          <draw:line draw:style-name="gr3" draw:text-style-name="P4" draw:layer="layout" svg:x1="13.859cm" svg:y1="4.652cm" svg:x2="16.081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5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1cm" svg:x2="15.128cm" svg:y2="9.255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7cm" svg:x2="11.002cm" svg:y2="4.652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7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7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5cm" svg:x2="15.605cm" svg:y2="11.477cm">
            <text:p/>
          </draw:line>
          <draw:line draw:style-name="gr9" draw:text-style-name="P1" draw:layer="layout" svg:x1="16.888cm" svg:y1="10.825cm" svg:x2="17.192cm" svg:y2="11.477cm">
            <text:p/>
          </draw:line>
          <draw:rect draw:style-name="gr2" draw:text-style-name="P3" draw:layer="layout" svg:width="2.223cm" svg:height="1.746cm" svg:x="16.239cm" svg:y="7.191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cm" svg:x2="16.24cm" svg:y2="7.985cm">
            <text:p text:style-name="P1"><text:span text:style-name="T3">UART</text:span></text:p>
            <text:p text:style-name="P1"><text:span text:style-name="T3"/></text:p>
          </draw:line>
          <draw:rect draw:style-name="gr1" draw:text-style-name="P2" draw:layer="layout" svg:width="3.81cm" svg:height="3.81cm" svg:x="10.049cm" svg:y="4.653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5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5cm" svg:x2="11.318cm" svg:y2="8.462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5cm">
            <text:p text:style-name="P1"><text:span text:style-name="T2">microSD</text:span></text:p>
          </draw:rect>
          <draw:line draw:style-name="gr4" draw:text-style-name="P4" draw:layer="layout" svg:x1="8.779cm" svg:y1="9.415cm" svg:x2="10.049cm" svg:y2="8.463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8cm" svg:x2="10.049cm" svg:y2="7.351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4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4cm">
            <text:p text:style-name="P1"><text:span text:style-name="T2">RJ45</text:span></text:p>
          </draw:rect>
          <draw:line draw:style-name="gr4" draw:text-style-name="P4" draw:layer="layout" svg:x1="3.381cm" svg:y1="7.986cm" svg:x2="5.604cm" svg:y2="7.986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8cm" svg:x2="10.049cm" svg:y2="5.288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5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7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6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4cm" svg:x2="5.127cm" svg:y2="5.605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6cm" svg:x2="5.127cm" svg:y2="4.653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6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5cm" svg:x2="10.049cm" svg:y2="4.653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5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7cm" svg:x2="16.24cm" svg:y2="4.017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2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.00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3cm" svg:x2="14.017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.00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3cm" svg:x2="12.431cm" svg:y2="2.747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8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1cm" svg:x2="16.24cm" svg:y2="6.081cm">
            <text:p text:style-name="P1"><text:span text:style-name="T3">OC</text:span></text:p>
            <text:p text:style-name="P1"><text:span text:style-name="T3"/></text:p>
          </draw:line>
          <draw:rect draw:style-name="gr2" draw:text-style-name="P3" draw:layer="layout" svg:width="1.746cm" svg:height="1.746cm" svg:x="15.764cm" svg:y="1.002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2</text:span></text:p>
          </draw:rect>
          <draw:line draw:style-name="gr3" draw:text-style-name="P4" draw:layer="layout" svg:x1="13.859cm" svg:y1="4.653cm" svg:x2="16.081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6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2cm" svg:x2="15.128cm" svg:y2="9.256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8cm" svg:x2="11.002cm" svg:y2="4.653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8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8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6cm" svg:x2="15.605cm" svg:y2="11.478cm">
            <text:p/>
          </draw:line>
          <draw:line draw:style-name="gr9" draw:text-style-name="P1" draw:layer="layout" svg:x1="16.888cm" svg:y1="10.826cm" svg:x2="17.192cm" svg:y2="11.478cm">
            <text:p/>
          </draw:line>
          <draw:rect draw:style-name="gr2" draw:text-style-name="P3" draw:layer="layout" svg:width="2.223cm" svg:height="1.746cm" svg:x="16.239cm" svg:y="7.192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1cm" svg:x2="16.24cm" svg:y2="7.986cm">
            <text:p text:style-name="P1"><text:span text:style-name="T3">UART</text:span></text:p>
            <text:p text:style-name="P1"><text:span text:style-name="T3"/></text:p>
          </draw:line>
        </draw:g>
        <draw:g>
          <draw:g>
            <draw:path draw:style-name="gr1" draw:text-style-name="P2" draw:layer="layout" svg:width="3.809cm" svg:height="3.809cm" svg:x="10.938cm" svg:y="17.828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7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7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1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6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6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7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7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1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7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7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4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7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8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8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7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5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6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7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79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4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5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4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09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4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6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3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3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8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3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2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6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3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8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3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5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09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6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6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6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59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4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59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59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09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3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3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1cm" svg:viewBox="0 0 2223 0" svg:d="M0 0c741 0 1482 0 2223 0">
              <text:p/>
            </draw:path>
            <draw:path draw:style-name="gr12" draw:text-style-name="P4" draw:layer="layout" svg:width="0.074cm" svg:height="0.201cm" svg:x="4.629cm" svg:y="20.895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7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2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5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5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3cm" svg:viewBox="0 0 2064 0" svg:d="M0 0c688 0 1376 0 2064 0">
              <text:p/>
            </draw:path>
            <draw:path draw:style-name="gr12" draw:text-style-name="P4" draw:layer="layout" svg:width="0.157cm" svg:height="0.201cm" svg:x="9.4cm" svg:y="18.197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7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7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7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7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7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5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7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1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1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1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5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59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5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7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8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5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6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2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1cm" svg:viewBox="0 0 1746 477" svg:d="M0 0c582 159 1164 318 1746 477">
              <text:p/>
            </draw:path>
            <draw:path draw:style-name="gr12" draw:text-style-name="P4" draw:layer="layout" svg:width="0.205cm" svg:height="0.235cm" svg:x="4.671cm" svg:y="17.199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4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4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8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8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5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2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6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6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6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6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1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5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4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49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1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7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2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09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3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1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1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4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59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6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4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1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1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1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6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1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8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8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3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1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8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4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4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8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3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2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5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19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6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1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3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3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g>
            <draw:path draw:style-name="gr7" draw:text-style-name="P4" draw:layer="layout" svg:width="2.38cm" svg:height="0cm" svg:x="14.748cm" svg:y="19.256cm" svg:viewBox="0 0 2381 0" svg:d="M0 0c794 0 1587 0 2381 0">
              <text:p/>
            </draw:path>
            <draw:path draw:style-name="gr15" draw:text-style-name="P4" draw:layer="layout" svg:width="0.192cm" svg:height="0.207cm" svg:x="15.74cm" svg:y="18.987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15" draw:text-style-name="P4" draw:layer="layout" svg:width="0.179cm" svg:height="0.207cm" svg:x="15.96cm" svg:y="18.987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2" draw:text-style-name="P3" draw:layer="layout" svg:width="1.745cm" svg:height="1.745cm" svg:x="16.653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7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5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7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6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69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7.522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3" draw:text-style-name="P4" draw:layer="layout" svg:width="2.221cm" svg:height="1.904cm" svg:x="14.748cm" svg:y="15.923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799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5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7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1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29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7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7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2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3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1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7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3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3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2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29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7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5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4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4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3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39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2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3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3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1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6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7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7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6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1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19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1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19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3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3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8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1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4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6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4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1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1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1cm" svg:viewBox="0 0 331 652" svg:d="M331 0c-110 217-221 435-331 652">
            <text:p/>
          </draw:path>
          <draw:path draw:style-name="gr9" draw:text-style-name="P1" draw:layer="layout" svg:width="0.303cm" svg:height="0.651cm" svg:x="17.777cm" svg:y="24.001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7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4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1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6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4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5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2cm" svg:viewBox="0 0 162 219" svg:d="M19 212c15-57 30-114 46-172-22-5-43-11-65-17 2-8 4-15 6-23 52 14 104 28 156 41-2 8-4 16-6 24-22-6-44-12-65-18-15 58-31 115-46 172-9-2-17-4-26-7z">
              <text:p/>
            </draw:path>
          </draw:g>
          <draw:g>
            <draw:path draw:style-name="gr1" draw:text-style-name="P2" draw:layer="layout" svg:width="3.809cm" svg:height="3.809cm" svg:x="10.938cm" svg:y="17.829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8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8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2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7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7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8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8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2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8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8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01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8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3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9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9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8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6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8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8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5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6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5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1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5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7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1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4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4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4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4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1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6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9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4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3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1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7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4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9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4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6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1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7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7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1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1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1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6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4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4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8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2cm" svg:viewBox="0 0 2223 0" svg:d="M0 0c741 0 1482 0 2223 0">
              <text:p/>
            </draw:path>
            <draw:path draw:style-name="gr12" draw:text-style-name="P4" draw:layer="layout" svg:width="0.074cm" svg:height="0.201cm" svg:x="4.629cm" svg:y="20.896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6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3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6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6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4cm" svg:viewBox="0 0 2064 0" svg:d="M0 0c688 0 1376 0 2064 0">
              <text:p/>
            </draw:path>
            <draw:path draw:style-name="gr12" draw:text-style-name="P4" draw:layer="layout" svg:width="0.157cm" svg:height="0.201cm" svg:x="9.4cm" svg:y="18.198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8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8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8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1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8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6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8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2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2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1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6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2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1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6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6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2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9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5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1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8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9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6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7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3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2cm" svg:viewBox="0 0 1746 477" svg:d="M0 0c582 159 1164 318 1746 477">
              <text:p/>
            </draw:path>
            <draw:path draw:style-name="gr12" draw:text-style-name="P4" draw:layer="layout" svg:width="0.205cm" svg:height="0.235cm" svg:x="4.671cm" svg:y="17.2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5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5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9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6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3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3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7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7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7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7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2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1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1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5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1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1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1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1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1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8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3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1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2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2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5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1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1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1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6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7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5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5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6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6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2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2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7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7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9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9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4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2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9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1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4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3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6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2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7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2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1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4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g>
            <draw:path draw:style-name="gr7" draw:text-style-name="P4" draw:layer="layout" svg:width="2.38cm" svg:height="0cm" svg:x="14.748cm" svg:y="19.257cm" svg:viewBox="0 0 2381 0" svg:d="M0 0c794 0 1587 0 2381 0">
              <text:p/>
            </draw:path>
            <draw:path draw:style-name="gr15" draw:text-style-name="P4" draw:layer="layout" svg:width="0.192cm" svg:height="0.207cm" svg:x="15.74cm" svg:y="18.988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  <draw:path draw:style-name="gr15" draw:text-style-name="P4" draw:layer="layout" svg:width="0.179cm" svg:height="0.207cm" svg:x="15.96cm" svg:y="18.988cm" svg:viewBox="0 0 180 208" svg:d="M153 134l27 6c-6 22-16 39-30 51-15 11-33 17-54 17-22 0-40-4-54-13s-24-22-31-39c-7-16-11-34-11-54s4-39 12-54c8-16 20-28 34-36 15-8 31-12 49-12 20 0 37 5 51 16 14 10 24 24 29 43l-27 6c-5-14-11-25-20-31-9-7-20-10-34-10-15 0-28 4-39 11-10 7-17 17-22 29-4 13-6 25-6 38 0 17 3 32 8 45 5 12 13 21 23 28 11 6 23 9 35 9 15 0 28-4 39-13 10-8 17-21 21-37z">
              <text:p/>
            </draw:path>
          </draw:g>
          <draw:g>
            <draw:path draw:style-name="gr2" draw:text-style-name="P3" draw:layer="layout" svg:width="1.745cm" svg:height="1.745cm" svg:x="16.653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8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8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8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7.522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3" draw:text-style-name="P4" draw:layer="layout" svg:width="2.221cm" svg:height="1.904cm" svg:x="14.748cm" svg:y="15.924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8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6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8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2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3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3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8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3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4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8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4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4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3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3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8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1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6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5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1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5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4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4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3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4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4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2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7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8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3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8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7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2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4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4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9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5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7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5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2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2cm" svg:viewBox="0 0 331 652" svg:d="M331 0c-110 217-221 435-331 652">
            <text:p/>
          </draw:path>
          <draw:path draw:style-name="gr9" draw:text-style-name="P1" draw:layer="layout" svg:width="0.303cm" svg:height="0.651cm" svg:x="17.777cm" svg:y="24.002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8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5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3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3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2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7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5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1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6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3cm" svg:viewBox="0 0 162 219" svg:d="M19 212c15-57 30-114 46-172-22-5-43-11-65-17 2-8 4-15 6-23 52 14 104 28 156 41-2 8-4 16-6 24-22-6-44-12-65-18-15 58-31 115-46 172-9-2-17-4-26-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14316 </meta:initial-creator>
    <meta:creation-date>2015-02-20T10:36:04.76</meta:creation-date>
    <dc:date>2015-02-23T23:41:22.58</dc:date>
    <meta:editing-duration>PT1H5M58S</meta:editing-duration>
    <meta:editing-cycles>12</meta:editing-cycles>
    <meta:generator>OpenOffice/4.1.0$Win32 OpenOffice.org_project/410m18$Build-9764</meta:generator>
    <meta:document-statistic meta:object-count="814"/>
  </office:meta>
</office:document-meta>
</file>